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6E108000267420615E71F.wmf"/>
  <manifest:file-entry manifest:media-type="" manifest:full-path="Pictures/2000000800003F9000001CA158366D27.wmf"/>
  <manifest:file-entry manifest:media-type="" manifest:full-path="Pictures/2000000700070F8A00019A35B671FC5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</style:style>
    <style:style style:name="P2" style:family="paragraph" style:parent-style-name="Standard">
      <style:paragraph-properties fo:margin-top="0cm" fo:margin-bottom="0.353cm" fo:line-height="100%"/>
      <style:text-properties style:font-name="Calibri" fo:language="en" fo:country="US" style:font-name-asian="Calibri" style:font-name-complex="Calibri"/>
    </style:style>
    <style:style style:name="P3" style:family="paragraph" style:parent-style-name="Standard">
      <style:paragraph-properties fo:margin-top="0cm" fo:margin-bottom="0.353cm" fo:line-height="100%"/>
    </style:style>
    <style:style style:name="P4" style:family="paragraph" style:parent-style-name="Standard">
      <style:paragraph-properties fo:margin-top="0cm" fo:margin-bottom="0.353cm" fo:line-height="115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.353cm" fo:line-height="100%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.353cm" fo:line-height="115%"/>
    </style:style>
    <style:style style:name="P7" style:family="paragraph" style:parent-style-name="Standard" style:list-style-name="L1">
      <style:paragraph-properties fo:margin-top="0cm" fo:margin-bottom="0.353cm" fo:line-height="115%"/>
    </style:style>
    <style:style style:name="T1" style:family="text">
      <style:text-properties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T2" style:family="text">
      <style:text-properties style:font-name="Calibri" fo:language="en" fo:country="US" style:font-name-asian="Calibri" style:font-name-complex="Calibri"/>
    </style:style>
    <style:style style:name="T3" style:family="text">
      <style:text-properties style:font-name="Calibri" fo:language="en" fo:country="US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T4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edList (</text:span><text:span text:style-name="T5">связанный список</text:span><text:span text:style-name="T1">)</text:span></text:p>
      <text:p text:style-name="P1"><text:span text:style-name="T2">LinkedList </text:span>реализует структуру связанного списка. <text:line-break/>Есть два вида связанных списков: </text:p>
      <text:list xml:id="list4918420968006865321" text:style-name="L1">
        <text:list-item>
          <text:p text:style-name="P7">Односвязанный. <text:line-break/>У односвязанного списка есть ссылка только на следующий узел.</text:p>
        </text:list-item>
        <text:list-item>
          <text:p text:style-name="P7">Двусвязанный (реализуется в J<text:span text:style-name="T2">ava</text:span>). <text:line-break/>У двусвязанного списка есть ссылка на следующий узел и предыдущий.</text:p>
        </text:list-item>
      </text:list>
      <text:p text:style-name="P2"><draw:frame draw:style-name="fr1" draw:name="Графический объект2" text:anchor-type="as-char" svg:width="14.66cm" svg:height="6.616cm" draw:z-index="0"><draw:image xlink:href="Pictures/2000000800003F9000001CA158366D27.wmf" xlink:type="simple" xlink:show="embed" xlink:actuate="onLoad"/></draw:frame></text:p>
      <text:p text:style-name="P1">В <text:span text:style-name="T3">Java</text:span><text:span text:style-name="T7"> </text:span><text:span text:style-name="T2">LinkedList </text:span>представляет собой звенья одной цепи.Каждый элемент (звено )хранит значениеи и ссылку на предыдущий и следующий элемент.</text:p>
      <text:p text:style-name="P1"/>
      <text:p text:style-name="P1"><text:span text:style-name="T8">Устройство </text:span><text:span text:style-name="T4">LinkedList </text:span></text:p>
      <text:p text:style-name="P1">Вот как выглядит такой список в памяти:</text:p>
      <text:p text:style-name="P3"><draw:frame draw:style-name="fr1" draw:name="Графический объект3" text:anchor-type="as-char" svg:width="17.489cm" svg:height="3.969cm" draw:z-index="1"><draw:image xlink:href="Pictures/2000000700070F8A00019A35B671FC54.wmf" xlink:type="simple" xlink:show="embed" xlink:actuate="onLoad"/></draw:frame></text:p>
      <text:p text:style-name="P1">По бокам (серый фон) переменные first и last, которые хранят ссылки на объекты типа Node. </text:p>
      <text:p text:style-name="P1">В середине вы видите цепочку объектов (именно объектов, не переменных) типа Node. Каждый из них состоит их трех полей:</text:p>
      <text:p text:style-name="P1"><text:span text:style-name="T6">prev </text:span>— хранит ссылку на предыдущий объект типа Node (желтый фон).<text:line-break/><text:span text:style-name="T6">value </text:span>— хранит значение – элемент списка (зеленый фон).<text:line-break/><text:span text:style-name="T6">next </text:span>— хранит ссылку на следующий объект типа Node (синий фон)</text:p>
      <text:p text:style-name="P1"><text:soft-page-break/>Второй объект (адрес == F24) является следующим (next) для первого и предыдущим (prev) для третьего. Желтое поле третьего объекта содержит ссылку F24 и синее поле первого объекта содержит ссылку F24.</text:p>
      <text:p text:style-name="P4">Вставка элемента в связанный список</text:p>
      <text:p text:style-name="P5"><draw:frame draw:style-name="fr1" draw:name="Графический объект4" text:anchor-type="as-char" svg:width="17.039cm" svg:height="5.953cm" draw:z-index="2"><draw:image xlink:href="Pictures/200000070006E108000267420615E71F.wmf" xlink:type="simple" xlink:show="embed" xlink:actuate="onLoad"/></draw:frame></text:p>
      <text:p text:style-name="P1">нужно изменить ссылки двух соседних объектов:<text:line-break/>Добавили в наш список новый элемент и поменяли ссылки второго и третьего объектов. Теперь новый элемент, следующий за вторым и предыдущий для третьего. Ну и у самого нового элемента нужно прописать правильные ссылки: предыдущий объект — второй, следующий объект — третий.<text:line-break/></text:p>
      <text:p text:style-name="P1"><text:span text:style-name="T8">Удаление элемента из связанного списка<text:line-break/></text:span>Допустим хотим удалить 100-й объект из списка, для этого нужно просто у 99-го объекта поменять next, чтобы он указывал на 101-й объект, а у 101-го объекта поменять prev, чтобы он указывал на 99.</text:p>
      <text:p text:style-name="P1"><text:line-break/><text:span text:style-name="T8">Получение элемента связанного списка </text:span><text:line-break/>Чтобы получить 100-й элемент связного списка, нужно:</text:p>
      <text:p text:style-name="P1">Получить 1-й объект: на него ссылается переменная first у объекта LinkedList. У 1-го объекта есть ссылка (поле next) на 2-й объект. С ее помощью получаем второй объект. У 2-го объекта есть ссылка на третий, и т.д.</text:p>
      <text:p text:style-name="P1">Если нам нужно получить ссылку на 100-й объект, нам нужно последовательно пройтись по всем объектам с 1-го до 100-го. А если нам нужен миллионный элемент списка, нужно последовательно перебрать миллион объектов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8S</meta:editing-duration>
    <meta:editing-cycles>5</meta:editing-cycles>
    <meta:generator>OpenOffice/4.1.13$Win32 OpenOffice.org_project/4113m1$Build-9810</meta:generator>
    <dc:date>2022-08-06T15:00:42.38</dc:date>
    <meta:document-statistic meta:table-count="0" meta:image-count="3" meta:object-count="0" meta:page-count="2" meta:paragraph-count="20" meta:word-count="330" meta:character-count="2190"/>
    <meta:user-defined meta:name="Info 1"/>
    <meta:user-defined meta:name="Info 2"/>
    <meta:user-defined meta:name="Info 3"/>
    <meta:user-defined meta:name="Info 4"/>
  </office:meta>
</office:document-meta>
</file>